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vlad@archie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b1f444">1. Vlad Badelita</text:a></text:p>
          <text:p text:style-name="Contents_20_2"><text:a xlink:type="simple" xlink:href="#org2939bca">1.1. Computer Science Student, Part II (3rd year)</text:a></text:p>
          <text:p text:style-name="Contents_20_2"><text:a xlink:type="simple" xlink:href="#org565da65">1.2. Trinity College, University of Cambridge</text:a></text:p>
          <text:p text:style-name="Contents_20_3"><text:a xlink:type="simple" xlink:href="#org2aeb1fe">1.2.1. Contact</text:a></text:p>
        </text:index-body>
      </text:table-of-content>
      <text:h text:style-name="Heading_20_1" text:outline-level="1" text:is-list-header="false">
<text:bookmark-start text:name="OrgXref.orgfb1f444"/>
<text:bookmark text:name="orgfb1f444"/>Vlad Badelita
<text:bookmark-end text:name="OrgXref.orgfb1f444"/></text:h>
      <text:h text:style-name="Heading_20_2" text:outline-level="2" text:is-list-header="false">
<text:bookmark-start text:name="OrgXref.org2939bca"/>
<text:bookmark text:name="org2939bca"/>Computer Science Student, Part II (3rd year)
<text:bookmark-end text:name="OrgXref.org2939bca"/></text:h>
      <text:h text:style-name="Heading_20_2" text:outline-level="2" text:is-list-header="false">
<text:bookmark-start text:name="OrgXref.org565da65"/>
<text:bookmark text:name="org565da65"/>Trinity College, University of Cambridge
<text:bookmark-end text:name="OrgXref.org565da65"/></text:h>
      <text:p text:style-name="Text_20_body">Welcome to my personal webpage. Unfortunately, I haven't take the
time yet to add anything of interest.
</text:p>
      <text:h text:style-name="Heading_20_3" text:outline-level="3" text:is-list-header="false">
<text:bookmark-start text:name="OrgXref.org2aeb1fe"/>
<text:bookmark text:name="org2aeb1fe"/>Contact
<text:bookmark-end text:name="OrgXref.org2aeb1fe"/></text:h>
      <text:p text:style-name="Text_20_body">I hope you can read the wonderfully dull ascii art below.
If the below doesn't work, perhaps because I have graduated by now,
please try using my first name followed by my last at gmail dotcom.
</text:p>
      <text:p text:style-name="OrgFixedWidthBlock"> <text:s text:c="14"/>_ <text:s text:c="4"/>_ <text:s text:c="1"/>_ <text:s text:c="4"/>___ <text:s text:c="58"/>_ <text:s text:c="3"/></text:p>
      <text:p text:style-name="OrgFixedWidthBlock"> <text:s text:c="13"/>| | <text:s text:c="2"/>| || | <text:s text:c="2"/>/ _ \ <text:s text:c="3"/>____ <text:s text:c="48"/>| | <text:s text:c="2"/></text:p>
      <text:p text:style-name="OrgFixedWidthBlock"> <text:s text:c="1"/>__ _ __ <text:s text:c="2"/>__| |__ | || |_ | | | | <text:s text:c="1"/>/ __ \ <text:s text:c="2"/>___ <text:s text:c="1"/>__ _ <text:s text:c="1"/>_ __ ___ <text:s text:c="5"/>__ _ <text:s text:c="2"/>___ <text:s text:c="3"/>_ <text:s text:c="2"/>_ | | __</text:p>
      <text:p text:style-name="OrgFixedWidthBlock"> / _` |\ \ / /| '_ \|__ <text:s text:c="2"/>_|| | | | / / _` | / __|/ _` || '_ ` _ \ <text:s text:c="3"/>/ _` | / __| <text:s text:c="1"/>| | | || |/ /</text:p>
      <text:p text:style-name="OrgFixedWidthBlock">| (_| | \ V / | |_) | <text:s text:c="1"/>| | <text:s text:c="1"/>| |_| || | (_| || (__| (_| || | | | | | _| (_| || (__ <text:s text:c="1"/>_| |_| || <text:s text:c="2"/>&lt; </text:p>
      <text:p text:style-name="OrgFixedWidthBlock"> \__,_| <text:s text:c="1"/>\_/ <text:s text:c="1"/>|_.__/ <text:s text:c="2"/>|_| <text:s text:c="2"/>\___/ <text:s text:c="1"/>\ \__,_| \___|\__,_||_| |_| |_|(_)\__,_| \___|(_)\__,_||_|\_\</text:p>
      <text:p text:style-name="OrgFixedWidthBlockLastLine"> <text:s text:c="36"/>\____/ <text:s text:c="53"/></text:p>
      <text:p text:style-name="OrgFixedWidthBlockLastLine"/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18-10-24T23:38:15</dc:date>
    <meta:creation-date>2018-10-24T23:38:15</meta:creation-date>
    <meta:generator>Emacs 26.1 (Org mode 9.1.13)</meta:generator>
    <meta:keyword/>
    <dc:subject/>
    <dc:title/>
  </office:meta>
</office:document-meta>
</file>